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d86" officeooo:paragraph-rsid="0012bd86"/>
    </style:style>
    <style:style style:name="P2" style:family="paragraph" style:parent-style-name="Standard">
      <style:text-properties officeooo:rsid="0014abfe" officeooo:paragraph-rsid="0014abfe"/>
    </style:style>
    <style:style style:name="P3" style:family="paragraph" style:parent-style-name="Standard">
      <style:text-properties officeooo:rsid="0014d9e2" officeooo:paragraph-rsid="0014d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es Type:</text:p>
      <text:p text:style-name="P1"/>
      <text:p text:style-name="P1">Responde las siguiente pregunta: Dentro de OOP, ¿a que hace referencia el concepto de interfaz?</text:p>
      <text:p text:style-name="P1"><text:s/>¿Específicamente en TypeScript, que es una interfaz?</text:p>
      <text:p text:style-name="P1"/>
      <text:p text:style-name="P1">En la programación oreitadas a objetos una interfaz es toda aquella variable o metodo que este espuesto dentro de una clase es una caracteristica de algunos lenguajes.</text:p>
      <text:p text:style-name="P1"/>
      <text:p text:style-name="P1">Específicamente en TypeScript, que es una interfaz? </text:p>
      <text:p text:style-name="P1"/>
      <text:p text:style-name="P2">Una interfaz en typeScript <text:s/>es similar Type <text:s/>la diferencia es que se puede extender.</text:p>
      <text:p text:style-name="P2"/>
      <text:p text:style-name="P2">Una interfaz en TypeScript es como un contrato que debe cumplir una clase que la implemente. </text:p>
      <text:p text:style-name="P2"/>
      <text:p text:style-name="P2">Responde las siguientes preguntas: El término interfaz dentro de TypeScript es diferente a como se entiende interfaz dentro de OOP. Explica cuáles son esas diferencias.</text:p>
      <text:p text:style-name="P2"/>
      <text:p text:style-name="P3">La principales diferencias que observo es que en OOP se ce como cualquier cosa que un actor pueda manipular para poder que cierto codigo se ejecute o no.</text:p>
      <text:p text:style-name="P3"/>
      <text:p text:style-name="P3">En typeScript se ve mas como las condiciones que debe tener para que esto se cumpla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9:46:54.401453725</meta:creation-date>
    <dc:date>2022-06-04T21:05:08.147119905</dc:date>
    <meta:editing-duration>P1DT14H9M28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10" meta:word-count="157" meta:character-count="965" meta:non-whitespace-character-count="813"/>
  </office:meta>
</office:document-meta>
</file>